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porter.init( String fi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GraphPanel.GraphPanel( Hashtable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aphPanel.get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Panel.getMa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Reporter.get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Panel.getData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phPanel.getLeg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Reporter.show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aphPanel.Grap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aphPanel.update( Graphics 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GraphPanel.getSt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GraphPanel.paint( Graphics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